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88c3a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b19b4"/>
    </style:style>
    <style:style style:name="P5" style:family="paragraph" style:parent-style-name="Text_20_body" style:list-style-name="L2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b19b4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b19b4" style:text-blinking="false" fo:background-color="transparent" style:font-weight-asian="normal" style:font-weight-complex="normal"/>
    </style:style>
    <style:style style:name="P8" style:family="paragraph" style:parent-style-name="Table_20_Contents" style:list-style-name="L1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style:text-blinking="false" fo:background-color="transparent" style:font-weight-asian="normal" style:font-weight-complex="normal"/>
    </style:style>
    <style:style style:name="P9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0d1f" officeooo:paragraph-rsid="002d0d1f" style:text-blinking="false" fo:background-color="transparent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c3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19b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857e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b85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Actividad</text:span><text:span text:style-name="T3"> </text:span><text:span text:style-name="T6">6.</text:span><text:span text:style-name="T7">2</text:span><text:span text:style-name="T3">. </text:span><text:span text:style-name="T7">Puede fallar</text:span></text:p>
      <text:p text:style-name="P6">No siempre nuestros programas funcionan como esperamos. Ejecut<text:span text:style-name="T8">á</text:span> el siguiente programa y <text:span text:style-name="T8">fijate</text:span> que ocurr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Para pensar</text:span></text:p>
            <text:p text:style-name="P9">Intentá contestar las siguientes preguntas y discutí tus respuestas con tus compañeros y el profesor:</text:p>
            <text:list xml:id="list2198630512" text:style-name="L1">
              <text:list-item>
                <text:p text:style-name="P8">¿Qué dice el comentario sobre el programa?</text:p>
              </text:list-item>
              <text:list-item>
                <text:p text:style-name="P8">¿El programa funcionó correctamente?</text:p>
              </text:list-item>
              <text:list-item>
                <text:p text:style-name="P8">¿El programa está bien hecho?</text:p>
              </text:list-item>
              <text:list-item>
                <text:p text:style-name="P8">¿El programa hace lo que dice?</text:p>
              </text:list-item>
              <text:list-item>
                <text:p text:style-name="P8">¿Qué fue lo que pasó?</text:p>
              </text:list-item>
            </text:list>
          </table:table-cell>
        </table:table-row>
      </table:table>
      <text:p text:style-name="P1"/>
      <text:list xml:id="list1351537478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4T17:59:49.768000000</dc:date>
    <meta:editing-duration>PT19M41S</meta:editing-duration>
    <meta:editing-cycles>27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9" meta:word-count="69" meta:character-count="418" meta:non-whitespace-character-count="363"/>
  </office:meta>
</office:document-meta>
</file>